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56871d" officeooo:paragraph-rsid="00160226"/>
    </style:style>
    <style:style style:name="P2" style:family="paragraph" style:parent-style-name="Standard">
      <style:text-properties officeooo:rsid="003a7878" officeooo:paragraph-rsid="00160226"/>
    </style:style>
    <style:style style:name="P3" style:family="paragraph" style:parent-style-name="Standard">
      <style:text-properties officeooo:rsid="003ba396" officeooo:paragraph-rsid="00160226"/>
    </style:style>
    <style:style style:name="P4" style:family="paragraph" style:parent-style-name="Standard">
      <style:text-properties officeooo:rsid="003ef251" officeooo:paragraph-rsid="00160226"/>
    </style:style>
    <style:style style:name="P5" style:family="paragraph" style:parent-style-name="Standard">
      <style:text-properties officeooo:rsid="00436ace" officeooo:paragraph-rsid="00160226"/>
    </style:style>
    <style:style style:name="P6" style:family="paragraph" style:parent-style-name="Standard">
      <style:text-properties officeooo:rsid="004d6cff" officeooo:paragraph-rsid="00160226"/>
    </style:style>
    <style:style style:name="P7" style:family="paragraph" style:parent-style-name="Standard">
      <style:text-properties officeooo:rsid="004d6cff" officeooo:paragraph-rsid="00160226"/>
    </style:style>
    <style:style style:name="P8" style:family="paragraph" style:parent-style-name="Standard">
      <style:text-properties officeooo:rsid="004d6cff" officeooo:paragraph-rsid="00162a22"/>
    </style:style>
    <style:style style:name="P9" style:family="paragraph" style:parent-style-name="Standard">
      <style:text-properties officeooo:rsid="003a7878" officeooo:paragraph-rsid="00160226"/>
    </style:style>
    <style:style style:name="P10" style:family="paragraph" style:parent-style-name="Standard">
      <style:text-properties officeooo:rsid="003a7878" officeooo:paragraph-rsid="00162a22"/>
    </style:style>
    <style:style style:name="P11" style:family="paragraph" style:parent-style-name="Standard">
      <style:text-properties officeooo:rsid="00436ace" officeooo:paragraph-rsid="00160226"/>
    </style:style>
    <style:style style:name="P12" style:family="paragraph" style:parent-style-name="Standard">
      <style:text-properties officeooo:rsid="00436ace" officeooo:paragraph-rsid="00162a22"/>
    </style:style>
    <style:style style:name="P13" style:family="paragraph" style:parent-style-name="Standard">
      <style:text-properties officeooo:rsid="00405345" officeooo:paragraph-rsid="00162a22"/>
    </style:style>
    <style:style style:name="P14" style:family="paragraph" style:parent-style-name="Standard" style:list-style-name="L1">
      <style:text-properties officeooo:rsid="00162a22" officeooo:paragraph-rsid="00162a22"/>
    </style:style>
    <style:style style:name="P15" style:family="paragraph" style:parent-style-name="Standard" style:list-style-name="L3">
      <style:text-properties officeooo:rsid="00162a22" officeooo:paragraph-rsid="00162a22"/>
    </style:style>
    <style:style style:name="P16" style:family="paragraph" style:parent-style-name="Standard" style:list-style-name="L4">
      <style:text-properties officeooo:rsid="00162a22" officeooo:paragraph-rsid="00162a22"/>
    </style:style>
    <style:style style:name="P17" style:family="paragraph" style:parent-style-name="Standard" style:list-style-name="L5">
      <style:text-properties officeooo:rsid="00162a22" officeooo:paragraph-rsid="00162a22"/>
    </style:style>
    <style:style style:name="P18" style:family="paragraph" style:parent-style-name="Standard">
      <style:text-properties officeooo:rsid="0047faae" officeooo:paragraph-rsid="00160226"/>
    </style:style>
    <style:style style:name="P19" style:family="paragraph" style:parent-style-name="Standard">
      <style:text-properties officeooo:rsid="0047faae" officeooo:paragraph-rsid="00162a22"/>
    </style:style>
    <style:style style:name="P20" style:family="paragraph" style:parent-style-name="Standard" style:list-style-name="L6">
      <style:text-properties officeooo:rsid="001683d0" officeooo:paragraph-rsid="001683d0"/>
    </style:style>
    <style:style style:name="P21" style:family="paragraph" style:parent-style-name="Standard">
      <style:text-properties officeooo:rsid="001683d0" officeooo:paragraph-rsid="001683d0"/>
    </style:style>
    <style:style style:name="P22" style:family="paragraph" style:parent-style-name="Standard" style:list-style-name="L8">
      <style:text-properties officeooo:rsid="001683d0" officeooo:paragraph-rsid="001683d0"/>
    </style:style>
    <style:style style:name="P23" style:family="paragraph" style:parent-style-name="Standard" style:list-style-name="L7">
      <style:text-properties officeooo:rsid="003ba396" officeooo:paragraph-rsid="00160226"/>
    </style:style>
    <style:style style:name="P24" style:family="paragraph" style:parent-style-name="Standard">
      <style:text-properties officeooo:rsid="003ba396" officeooo:paragraph-rsid="00160226"/>
    </style:style>
    <style:style style:name="P25" style:family="paragraph" style:parent-style-name="Standard">
      <style:text-properties officeooo:rsid="0018633e" officeooo:paragraph-rsid="0018633e"/>
    </style:style>
    <style:style style:name="T1" style:family="text">
      <style:text-properties officeooo:rsid="003ef251"/>
    </style:style>
    <style:style style:name="T2" style:family="text">
      <style:text-properties officeooo:rsid="003dbef2"/>
    </style:style>
    <style:style style:name="T3" style:family="text">
      <style:text-properties officeooo:rsid="00460c8b"/>
    </style:style>
    <style:style style:name="T4" style:family="text">
      <style:text-properties officeooo:rsid="00162a22"/>
    </style:style>
    <style:style style:name="T5" style:family="text">
      <style:text-properties officeooo:rsid="001683d0"/>
    </style:style>
    <style:style style:name="T6" style:family="text">
      <style:text-properties officeooo:rsid="0018633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R</text:p>
      <text:p text:style-name="P2"/>
      <text:p text:style-name="P2"/>
      <text:list xml:id="list4024318380129954309" text:style-name="L3">
        <text:list-item>
          <text:p text:style-name="P15">Making the statistics between STARS-matched PLs and TRACK cyclones</text:p>
        </text:list-item>
      </text:list>
      <text:list xml:id="list4501642253179112528" text:style-name="L1">
        <text:list-header>
          <text:p text:style-name="P14"/>
        </text:list-header>
      </text:list>
      <text:p text:style-name="P10"><text:span text:style-name="T1">ASR_STARS_stats</text:span></text:p>
      <text:p text:style-name="P10">- <text:span text:style-name="T4">getting the statistics from the STARS PLs</text:span></text:p>
      <text:p text:style-name="P10"/>
      <text:p text:style-name="P13">ASR_TRACK_stats</text:p>
      <text:p text:style-name="P13">- <text:span text:style-name="T4">getting the statistics from the TRACK cyclones</text:span> </text:p>
      <text:p text:style-name="P13"/>
      <text:p text:style-name="P12">ASR_histogram</text:p>
      <text:p text:style-name="P2">- <text:span text:style-name="T4">making the histograms of the STARS PLs and TRACK cyclones. Has to run after the previous two.</text:span></text:p>
      <text:p text:style-name="P2"/>
      <text:p text:style-name="P2"/>
      <text:list xml:id="list134303956584717892" text:style-name="L6">
        <text:list-item>
          <text:p text:style-name="P20">Filtering the PLs from the TRACKcyclones and writing a list</text:p>
        </text:list-item>
      </text:list>
      <text:p text:style-name="P21"><text:span text:style-name="T3">ASR_TRACK2PL</text:span></text:p>
      <text:p text:style-name="P2"/>
      <text:p text:style-name="P2"/>
      <text:list xml:id="list3914012068535717219" text:style-name="L5">
        <text:list-item>
          <text:p text:style-name="P17">Plotting the count density</text:p>
        </text:list-item>
      </text:list>
      <text:p text:style-name="P19">ASR_PLcount-dens </text:p>
      <text:p text:style-name="P2"/>
      <text:p text:style-name="P2"/>
      <text:list xml:id="list3739850504289674624" text:style-name="L4">
        <text:list-item>
          <text:p text:style-name="P16">Investigation of the derived climatology</text:p>
          <text:p text:style-name="P16"/>
        </text:list-item>
      </text:list>
      <text:p text:style-name="P8">ASR-ERA_Inv_RandomPL</text:p>
      <text:p text:style-name="P8">- investigates the identification of PLs and compares between ASR and ERA</text:p>
      <text:p text:style-name="P8">- <text:span text:style-name="T6">Plots lots of different fields</text:span></text:p>
      <text:p text:style-name="P2"/>
      <text:p text:style-name="P25">ASRPLsinRegion</text:p>
      <text:p text:style-name="P25">- prints out all PLs in a given region</text:p>
      <text:p text:style-name="P2"/>
      <text:p text:style-name="P2"/>
      <text:list xml:id="list7453990618077431374" text:style-name="L7">
        <text:list-item>
          <text:p text:style-name="P23">function to import ASR data <text:span text:style-name="T5">in the folder Functions</text:span></text:p>
        </text:list-item>
      </text:list>
      <text:p text:style-name="P3">f_imp_ASR</text:p>
      <text:p text:style-name="P2"/>
      <text:p text:style-name="P2"/>
      <text:p text:style-name="P2"/>
      <text:list xml:id="list4957686195415722011" text:style-name="L8">
        <text:list-item>
          <text:p text:style-name="P22">older code in 1</text:p>
        </text:list-item>
      </text:list>
      <text:p text:style-name="P2"/>
      <text:p text:style-name="P3">PrepareTRACK – a code to create netcdf for the TRACKing algorithm from ASR output data</text:p>
      <text:p text:style-name="P2"/>
      <text:p text:style-name="P2">ASR_Approve_test from ERA/4/Approve_test_SH</text:p>
      <text:p text:style-name="P2">-<text:span text:style-name="T1">&gt; make a test to check the quality</text:span></text:p>
      <text:p text:style-name="P2"/>
      <text:p text:style-name="P2"><text:span text:style-name="T2">ASR_</text:span>MatchTRACK-STARS from ERA/4/MatchTRACK_raw-STARS_2</text:p>
      <text:p text:style-name="P2">-<text:span text:style-name="T1">&gt; this gives: ASR_Matchlist which compares the match in every point in time-consistent</text:span></text:p>
      <text:p text:style-name="P4"><text:tab/><text:tab/>and ASR _TRACKmatchSTARS which gives a summary of the above, showing if <text:tab/><text:tab/>and of what quality a match is occuring</text:p>
      <text:p text:style-name="P4"/>
      <text:p text:style-name="P5"/>
      <text:p text:style-name="P5"><text:soft-page-break/></text:p>
      <text:p text:style-name="P18"/>
      <text:p text:style-name="P5"/>
      <text:p text:style-name="P3"/>
      <text:p text:style-name="P3"/>
      <text:p text:style-name="P6"/>
      <text:p text:style-name="P6"/>
      <text:p text:style-name="P6"/>
      <text:p text:style-name="P1">ASR_STARS_stats_3 update from 2, with some fix, where the fields where 6 hourly in the old version and should now be 3 hourl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b" fo:country="N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5T12:42:49.453941603</meta:creation-date>
    <dc:date>2018-01-25T20:50:55.891045081</dc:date>
    <meta:editing-duration>PT3H6M21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29" meta:word-count="202" meta:character-count="1257" meta:non-whitespace-character-count="1083"/>
  </office:meta>
</office:document-meta>
</file>